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5c65d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e0110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7583b" officeooo:paragraph-rsid="000758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paragraph-rsid="0006c02e" style:font-size-asian="8.75pt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5c65d" officeooo:paragraph-rsid="0005c65d" style:font-size-asian="8.75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paragraph-rsid="0005c65d" style:font-size-asian="8.75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7583b" officeooo:paragraph-rsid="0007583b" style:font-size-asian="8.75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e0110" officeooo:paragraph-rsid="000e0110" style:font-size-asian="8.75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7c8ce" officeooo:paragraph-rsid="0007c8ce" style:font-size-asian="8.75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0pt" fo:letter-spacing="normal" fo:language="es" fo:country="ES" fo:font-style="normal" fo:font-weight="normal" officeooo:rsid="000dcfbd" officeooo:paragraph-rsid="000dcfbd" style:font-size-asian="8.75pt" style:font-size-complex="10pt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Latin Modern Roman" fo:font-size="14pt" fo:letter-spacing="normal" fo:language="es" fo:country="ES" fo:font-style="normal" fo:font-weight="normal" officeooo:rsid="00284e4a" officeooo:paragraph-rsid="00397f2b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6c02e" officeooo:paragraph-rsid="0006c02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italic" fo:font-weight="bold" officeooo:paragraph-rsid="00397f2b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0pt" fo:letter-spacing="normal" fo:language="es" fo:country="ES" fo:font-style="normal" fo:font-weight="normal" officeooo:rsid="0006c02e" officeooo:paragraph-rsid="0006c02e" style:font-size-asian="8.75pt" style:font-size-complex="10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4" loext:opacity="100%" style:font-name="Latin Modern Roman" fo:font-size="24pt" fo:language="es" fo:country="ES" fo:font-weight="bold" officeooo:paragraph-rsid="001c3a56"/>
    </style:style>
    <style:style style:name="P19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2"/>
      </style:paragraph-properties>
      <style:text-properties style:font-name="Latin Modern Roman" fo:font-size="14pt" fo:language="es" fo:country="ES" officeooo:paragraph-rsid="00378063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4pt" officeooo:paragraph-rsid="003023cf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orphans="2" fo:widows="2" fo:text-indent="0cm" style:auto-text-indent="false">
        <style:drop-cap style:lines="2"/>
      </style:paragraph-properties>
      <style:text-properties style:font-name="Latin Modern Roman" fo:font-size="14pt" officeooo:paragraph-rsid="003023cf" style:font-size-asian="14pt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language="es" fo:country="ES" officeooo:paragraph-rsid="002e3a28"/>
    </style:style>
    <style:style style:name="P23" style:family="paragraph" style:parent-style-name="Standard">
      <style:paragraph-properties fo:text-align="justify" style:justify-single-word="false"/>
      <style:text-properties style:font-name="Latin Modern Roman" fo:font-size="10pt" fo:language="es" fo:country="ES" fo:font-style="normal" fo:font-weight="normal" officeooo:paragraph-rsid="002e3a28" style:font-size-asian="8.75pt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officeooo:paragraph-rsid="0007c8ce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officeooo:paragraph-rsid="00378063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0000" loext:opacity="100%" style:font-name="Latin Modern Roman" fo:font-size="14pt" officeooo:paragraph-rsid="0007c8ce"/>
    </style:style>
    <style:style style:name="P2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atin Modern Roman" fo:font-size="14pt" fo:font-weight="bold" officeooo:paragraph-rsid="000e011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atin Modern Roman" fo:font-size="14pt" fo:language="es" fo:country="ES" fo:font-style="italic" fo:font-weight="bold" officeooo:paragraph-rsid="00397f2b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0pt" fo:language="es" fo:country="ES" officeooo:paragraph-rsid="002e3a28" style:font-size-asian="8.75pt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0pt" officeooo:paragraph-rsid="0005c65d" style:font-size-asian="8.75pt" style:font-size-complex="10pt"/>
    </style:style>
    <style:style style:name="P3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atin Modern Roman" fo:language="es" fo:country="ES" officeooo:rsid="0039db72" officeooo:paragraph-rsid="0039db72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rsid="00224290" officeooo:paragraph-rsid="00378063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rsid="00224290" officeooo:paragraph-rsid="00378063" style:font-size-asian="14pt" style:font-size-complex="14pt"/>
    </style:style>
    <style:style style:name="T1" style:family="text">
      <style:text-properties fo:font-variant="normal" fo:text-transform="none" fo:color="#202124" loext:opacity="100%" fo:letter-spacing="normal" fo:language="es" fo:country="ES" fo:font-style="normal" fo:font-weight="normal" officeooo:rsid="00224290"/>
    </style:style>
    <style:style style:name="T2" style:family="text">
      <style:text-properties fo:font-variant="normal" fo:text-transform="none" fo:color="#202124" loext:opacity="100%" fo:letter-spacing="normal" fo:language="es" fo:country="ES" fo:font-style="normal" fo:font-weight="normal" officeooo:rsid="00397f2b"/>
    </style:style>
    <style:style style:name="T3" style:family="text">
      <style:text-properties fo:font-variant="normal" fo:text-transform="none" fo:color="#202124" loext:opacity="100%" fo:letter-spacing="normal" fo:language="es" fo:country="ES" fo:font-style="normal" fo:font-weight="bold" officeooo:rsid="000e0110" style:font-name-asian="Noto Serif CJK SC" style:font-weight-asian="bold" style:font-name-complex="Lohit Devanagari1" style:font-weight-complex="bold"/>
    </style:style>
    <style:style style:name="T4" style:family="text">
      <style:text-properties fo:font-variant="normal" fo:text-transform="none" fo:color="#202124" loext:opacity="100%" fo:letter-spacing="normal" fo:language="es" fo:country="ES" fo:font-style="normal" fo:font-weight="bold" officeooo:rsid="000e0110" style:font-weight-asian="bold" style:font-weight-complex="bold"/>
    </style:style>
    <style:style style:name="T5" style:family="text">
      <style:text-properties fo:font-variant="normal" fo:text-transform="none" fo:color="#202124" loext:opacity="100%" fo:font-size="14pt" fo:letter-spacing="normal" fo:font-style="normal" fo:font-weight="normal" officeooo:rsid="00212a13" style:font-size-asian="14pt" style:font-size-complex="14pt"/>
    </style:style>
    <style:style style:name="T6" style:family="text">
      <style:text-properties fo:font-variant="normal" fo:text-transform="none" fo:color="#202124" loext:opacity="100%" fo:font-size="14pt" fo:letter-spacing="normal" fo:font-style="normal" fo:font-weight="normal" officeooo:rsid="00224290" style:font-size-asian="14pt" style:font-size-complex="14pt"/>
    </style:style>
    <style:style style:name="T7" style:family="text">
      <style:text-properties fo:font-variant="normal" fo:text-transform="none" fo:color="#202124" loext:opacity="100%" fo:font-size="14pt" fo:letter-spacing="normal" fo:language="es" fo:country="ES" fo:font-style="normal" fo:font-weight="normal" style:font-size-asian="14pt" style:font-size-complex="14pt"/>
    </style:style>
    <style:style style:name="T8" style:family="text">
      <style:text-properties fo:font-variant="normal" fo:text-transform="none" fo:color="#202124" loext:opacity="100%" fo:font-size="14pt" fo:letter-spacing="normal" fo:language="es" fo:country="ES" fo:font-style="normal" fo:font-weight="normal" officeooo:rsid="0007c8ce" style:font-size-asian="14pt" style:font-size-complex="14pt"/>
    </style:style>
    <style:style style:name="T9" style:family="text">
      <style:text-properties fo:font-variant="normal" fo:text-transform="none" fo:color="#202124" loext:opacity="100%" fo:font-size="14pt" fo:letter-spacing="normal" fo:language="es" fo:country="ES" fo:font-style="normal" fo:font-weight="normal" officeooo:rsid="00224290" style:font-size-asian="14pt" style:font-size-complex="14pt"/>
    </style:style>
    <style:style style:name="T10" style:family="text">
      <style:text-properties fo:font-variant="normal" fo:text-transform="none" fo:letter-spacing="normal" fo:language="es" fo:country="ES" fo:font-style="normal" fo:font-weight="bold" officeooo:rsid="0007c8ce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letter-spacing="normal" fo:language="es" fo:country="ES" fo:font-style="normal" officeooo:rsid="000e0110"/>
    </style:style>
    <style:style style:name="T12" style:family="text">
      <style:text-properties fo:font-variant="normal" fo:text-transform="none" fo:letter-spacing="normal" fo:language="es" fo:country="ES" fo:font-style="normal" officeooo:rsid="0015e4ff"/>
    </style:style>
    <style:style style:name="T13" style:family="text">
      <style:text-properties fo:font-variant="normal" fo:text-transform="none" fo:color="#ff0000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ff0000" loext:opacity="100%" fo:font-size="14pt" fo:letter-spacing="normal" fo:font-style="normal" fo:font-weight="bold" officeooo:rsid="00378063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ff0000" loext:opacity="100%" fo:font-size="14pt" fo:letter-spacing="normal" fo:font-style="normal" fo:font-weight="bold" officeooo:rsid="0006c02e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ff0000" loext:opacity="100%" fo:font-size="14pt" fo:letter-spacing="normal" fo:language="es" fo:country="ES" fo:font-style="normal" fo:font-weight="bold" officeooo:rsid="0007c8ce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ff0000" loext:opacity="100%" style:font-name="Latin Modern Roman" fo:letter-spacing="normal" fo:font-style="normal" fo:font-weight="bold" officeooo:rsid="0006c02e" style:font-weight-asian="bold" style:font-weight-complex="bold"/>
    </style:style>
    <style:style style:name="T18" style:family="text">
      <style:text-properties fo:font-variant="normal" fo:text-transform="none" fo:color="#ff0000" loext:opacity="100%" fo:letter-spacing="normal" fo:language="es" fo:country="ES" fo:font-style="normal" fo:font-weight="bold" officeooo:rsid="000e0110" style:font-name-asian="TeX Gyre Pagella" style:font-weight-asian="bold" style:font-name-complex="TeX Gyre Pagella" style:font-weight-complex="bold"/>
    </style:style>
    <style:style style:name="T19" style:family="text">
      <style:text-properties fo:font-variant="normal" fo:text-transform="none" fo:color="#ff0000" loext:opacity="100%" fo:letter-spacing="normal" fo:font-style="normal" fo:font-weight="bold" officeooo:rsid="00284e4a" style:font-weight-asian="bold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397f2b"/>
    </style:style>
    <style:style style:name="T21" style:family="text">
      <style:text-properties fo:font-variant="normal" fo:text-transform="none" style:use-window-font-color="true" loext:opacity="0%" fo:letter-spacing="normal" fo:font-style="normal" fo:font-weight="bold" officeooo:rsid="00284e4a"/>
    </style:style>
    <style:style style:name="T22" style:family="text">
      <style:text-properties fo:font-variant="normal" fo:text-transform="none" style:use-window-font-color="true" loext:opacity="0%" fo:font-size="14pt" fo:letter-spacing="normal" fo:font-style="normal" fo:font-weight="bold" officeooo:rsid="0006c02e" style:font-size-asian="14pt" style:font-size-complex="14pt"/>
    </style:style>
    <style:style style:name="T23" style:family="text">
      <style:text-properties fo:font-variant="normal" fo:text-transform="none" style:use-window-font-color="true" loext:opacity="0%" fo:font-size="14pt" fo:letter-spacing="normal" fo:font-style="normal" fo:font-weight="bold" officeooo:rsid="00378063" style:font-size-asian="14pt" style:font-size-complex="14pt"/>
    </style:style>
    <style:style style:name="T24" style:family="text">
      <style:text-properties officeooo:rsid="0016bd94"/>
    </style:style>
    <style:style style:name="T25" style:family="text">
      <style:text-properties style:use-window-font-color="true" loext:opacity="0%" officeooo:rsid="00378063" style:font-size-asian="14pt" style:font-size-complex="14pt"/>
    </style:style>
    <style:style style:name="T26" style:family="text">
      <style:text-properties style:use-window-font-color="true" loext:opacity="0%" fo:font-style="normal" fo:font-weight="normal" officeooo:rsid="00378063" style:font-size-asian="14pt" style:font-size-complex="14pt"/>
    </style:style>
    <style:style style:name="T27" style:family="text">
      <style:text-properties fo:color="#000000" loext:opacity="100%" style:text-underline-style="none" officeooo:rsid="00378063" style:font-size-asian="24pt" style:font-size-complex="24pt"/>
    </style:style>
    <style:style style:name="T28" style:family="text">
      <style:text-properties fo:color="#000000" loext:opacity="100%" style:text-underline-style="none" officeooo:rsid="0030efce" style:font-size-asian="24pt" style:font-size-complex="24pt"/>
    </style:style>
    <style:style style:name="T29" style:family="text">
      <style:text-properties fo:color="#000000" loext:opacity="100%" style:text-underline-style="solid" style:text-underline-width="auto" style:text-underline-color="font-color" officeooo:rsid="00378063" style:font-size-asian="24pt" style:font-size-complex="24pt"/>
    </style:style>
    <style:style style:name="T30" style:family="text">
      <style:text-properties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4">D</text:span><text:span text:style-name="T13">OMINGO XXV DEL TIEMPO ORDINARIO</text:span></text:p>
      <text:p text:style-name="P6"/>
      <text:p text:style-name="P18"><text:span text:style-name="T27">SAN </text:span><text:span text:style-name="T28">F</text:span><text:span text:style-name="T27">RANCISCO</text:span><text:span text:style-name="T28"> </text:span><text:span text:style-name="T27">DE</text:span><text:span text:style-name="T28"> </text:span><text:span text:style-name="T27">ASÍS</text:span></text:p>
      <text:p text:style-name="P7"/>
      <text:p text:style-name="P14">PRIMERA LECTURA</text:p>
      <text:p text:style-name="P17"/>
      <text:p text:style-name="P28">Por quien el mundo está crucificado para mí,</text:p>
      <text:p text:style-name="P28">como yo lo estoy para el mundo</text:p>
      <text:p text:style-name="P8"/>
      <text:p text:style-name="P22"><text:span text:style-name="T22">Lectura de la carta del apóstol san Pablo a los Gala</text:span><text:span text:style-name="T23">tas<text:tab/></text:span><text:span text:style-name="T15">6, 14-18</text:span></text:p>
      <text:p text:style-name="P29"/>
      <text:p text:style-name="P19"><text:span text:style-name="T25">H</text:span><text:span text:style-name="T26">ermanos: Yo sólo me gloriaré en la cruz de nuestro Señor Jesucristo, por quien el mundo está crucificado para mí, como yo lo estoy para el mundo. Estar circuncidado o no estarlo, no tiene ninguna importancia: lo que importa es ser una nueva criatura. Que todos los que practican esta norma tengan paz y misericordia, lo mismo que el Israel de Dios. Que nadie me moleste en adelante: yo llevo en mi cuerpo las cicatrices de Jesús. Hermanos, que la gracia de nuestro Señor Jesucristo permanezca con ustedes. Amén.</text:span></text:p>
      <text:p text:style-name="P23"/>
      <text:p text:style-name="P4">Palabra de Dios.</text:p>
      <text:p text:style-name="P9"/>
      <text:p text:style-name="P26"><text:span text:style-name="T10">Salmo responsorial </text:span><text:span text:style-name="T30">15, 1-2a y 5. 7-8. 11 (R.: cf. 5a)</text:span></text:p>
      <text:p text:style-name="P11"/>
      <text:p text:style-name="P24"><text:span text:style-name="T16">R.</text:span><text:span text:style-name="T8"><text:tab/></text:span><text:span text:style-name="T5">Señor, tú eres la parte de mi herencia.</text:span></text:p>
      <text:p text:style-name="P8"/>
      <text:p text:style-name="P25"><text:span text:style-name="T7"><text:tab/></text:span><text:span text:style-name="T6">Protégeme, Dios mío, </text:span></text:p>
      <text:p text:style-name="P32"><text:tab/><text:tab/>porque me refugio en ti.</text:p>
      <text:p text:style-name="P32"><text:tab/><text:tab/>Yo digo al Señor:«Señor, tú eres mi bien.»</text:p>
      <text:p text:style-name="P32"><text:tab/><text:tab/>El Señor es la parte de mi herencia y mi cáliz,</text:p>
      <text:p text:style-name="P25"><text:span text:style-name="T6"><text:tab/><text:tab/>¡tú decides mi suerte!</text:span><text:span text:style-name="T7"><text:tab/></text:span><text:span text:style-name="T16">R.</text:span></text:p>
      <text:p text:style-name="P8"/>
      <text:p text:style-name="P25"><text:span text:style-name="T7"><text:tab/></text:span><text:span text:style-name="T6">Bendeciré al Señor que me aconseja,</text:span></text:p>
      <text:p text:style-name="P32"><text:tab/><text:tab/>¡hasta de noche me instruye mi conciencia!</text:p>
      <text:p text:style-name="P32"><text:tab/><text:tab/>Tengo siempre presente al Señor:</text:p>
      <text:p text:style-name="P25"><text:span text:style-name="T6"><text:tab/><text:tab/>él está a mi lado, nunca vacilaré.</text:span><text:span text:style-name="T9"><text:tab/></text:span><text:span text:style-name="T16">R.</text:span></text:p>
      <text:p text:style-name="P30"/>
      <text:p text:style-name="P25"><text:soft-page-break/><text:span text:style-name="T7"><text:tab/></text:span><text:span text:style-name="T9">Me harás conocer el camino de la vida,</text:span></text:p>
      <text:p text:style-name="P33"><text:tab/><text:tab/>saciándome de gozo en tu presencia</text:p>
      <text:p text:style-name="P25"><text:span text:style-name="T9"><text:tab/><text:tab/>de felicidad eterna a tu derecha.<text:tab/></text:span><text:span text:style-name="T16">R.</text:span></text:p>
      <text:p text:style-name="P12"/>
      <text:p text:style-name="P27"><text:span text:style-name="T11">Aleluy</text:span><text:span text:style-name="T12">a<text:tab/></text:span>Mt 11, 25</text:p>
      <text:p text:style-name="P13">Bendito eres, Padre, Señor del cielo y de la tierra,</text:p>
      <text:p text:style-name="P13">porque revelaste los misterios del Reino a los pequeños.</text:p>
      <text:p text:style-name="P12"/>
      <text:p text:style-name="P15">EVANGELIO</text:p>
      <text:p text:style-name="P10"/>
      <text:p text:style-name="P16">Has ocultado estas cosas a los sabios </text:p>
      <text:p text:style-name="P16">y las has revelado a los pequeños</text:p>
      <text:p text:style-name="P8"/>
      <text:p text:style-name="P20"><text:span text:style-name="T18">✠</text:span><text:span text:style-name="T3"> </text:span><text:span text:style-name="T4">Lectura del santo evangelio según san </text:span><text:span text:style-name="T21">Mateo<text:tab/></text:span><text:span text:style-name="T19">11, 25-30</text:span></text:p>
      <text:p text:style-name="P3"/>
      <text:p text:style-name="P21"><text:span text:style-name="T2">J</text:span><text:span text:style-name="T20">esús dijo: «Te alabo, Padre, Señor del cielo y de la tierra, por haber ocultado estas cosas a los sabios y a los prudentes y haberlas revelado a los pequeños. Sí, Padre, porque así lo has querido. Todo me ha sido dado por mi Padre, y nadie conoce al Hijo sino el Padre, así como nadie conoce al Padre sino el Hijo y aquel a quien el Hijo se lo quiera revelar. Vengan a mí todos los que están afligidos y agobiados, y yo los aliviaré. Carguen sobre ustedes mi yugo y aprendan de mí, porque soy paciente y humilde de corazón, y así encontrarán alivio. Porque mi yugo es suave y mi carga liviana.»</text:span></text:p>
      <text:p text:style-name="P2"/>
      <text:p text:style-name="P5">Palabra de<text:span text:style-name="T24">l</text:span> <text:span text:style-name="T24">Señor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0T19:53:14.394857212</meta:creation-date>
    <dc:date>2023-09-13T16:33:39.017677545</dc:date>
    <meta:editing-duration>PT2H24M8S</meta:editing-duration>
    <meta:editing-cycles>41</meta:editing-cycles>
    <meta:generator>LibreOffice/7.5.3.2$Linux_X86_64 LibreOffice_project/50$Build-2</meta:generator>
    <meta:document-statistic meta:table-count="0" meta:image-count="0" meta:object-count="0" meta:page-count="2" meta:paragraph-count="32" meta:word-count="397" meta:character-count="2137" meta:non-whitespace-character-count="1749"/>
  </office:meta>
</office:document-meta>
</file>